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c919" officeooo:paragraph-rsid="0015c919"/>
    </style:style>
    <style:style style:name="P2" style:family="paragraph" style:parent-style-name="Standard">
      <style:text-properties officeooo:paragraph-rsid="001696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urce Logo :</text:p>
      <text:p text:style-name="P1"/>
      <text:p text:style-name="Standard">&lt;a href="https://www.flaticon.com/free-icons/cut" title="cut icons"&gt;Cut icons created by Tomas Knop – Flaticon&lt;/a&gt;</text:p>
      <text:p text:style-name="Standard"/>
      <text:p text:style-name="Standard">&lt;a href="https://www.flaticon.com/free-icons/paper" title="paper icons"&gt;Paper icons created by Gregor Cresnar – Flaticon&lt;/a&gt;</text:p>
      <text:p text:style-name="Standard"/>
      <text:p text:style-name="Standard">&lt;a href="https://www.flaticon.com/free-icons/clipboard" title="clipboard icons"&gt;Clipboard icons created by Freepik – Flaticon&lt;/a&gt;</text:p>
      <text:p text:style-name="Standard"/>
      <text:p text:style-name="Standard">&lt;a href="https://www.flaticon.com/free-icons/x" title="x icons"&gt;X icons created by Stockio – Flaticon&lt;/a&gt;</text:p>
      <text:p text:style-name="Standard"/>
      <text:p text:style-name="P2">&lt;a href="https://www.flaticon.com/free-icons/new" title="new icons"&gt;New icons created by Freepik – Flaticon&lt;/a&gt;</text:p>
      <text:p text:style-name="P2"/>
      <text:p text:style-name="P2">&lt;a href="https://www.flaticon.com/free-icons/save" title="save icons"&gt;Save icons created by Yogi Aprelliyanto – Flaticon&lt;/a&gt;</text:p>
      <text:p text:style-name="P2"/>
      <text:p text:style-name="P2">&lt;a href="https://www.flaticon.com/free-icons/open-folder" title="open folder icons"&gt;Open folder icons created by Freepik – Flaticon&lt;/a&gt;</text:p>
      <text:p text:style-name="P2"/>
      <text:p text:style-name="P2"/>
      <text:p text:style-name="P2">&lt;a href="https://www.flaticon.com/free-icons/zoom-in" title="zoom in icons"&gt;Zoom in icons created by Freepik – Flaticon&lt;/a&gt;</text:p>
      <text:p text:style-name="P2"/>
      <text:p text:style-name="P2">&lt;a href="https://www.flaticon.com/free-icons/zoom-out" title="zoom out icons"&gt;Zoom out icons created by Freepik - Flaticon&lt;/a&gt;</text:p>
      <text:p text:style-name="P2"/>
      <text:p text:style-name="P2">&lt;a href="https://www.flaticon.com/free-icons/information" title="information icons"&gt;Information icons created by Freepik – Flaticon&lt;/a&gt;</text:p>
      <text:p text:style-name="P2"/>
      <text:p text:style-name="P2">&lt;a href="https://www.flaticon.com/free-icons/files-and-folders" title="files and folders icons"&gt;Files and folders icons created by The Chohans – Flaticon&lt;/a&gt;</text:p>
      <text:p text:style-name="P2"/>
      <text:p text:style-name="P2">&lt;a href="https://www.flaticon.com/free-icons/folder" title="folder icons"&gt;Folder icons created by Icongeek26 – Flaticon&lt;/a&gt;</text:p>
      <text:p text:style-name="P2"/>
      <text:p text:style-name="P2">&lt;a href="https://www.flaticon.com/free-icons/size" title="size icons"&gt;Size icons created by Ralf Schmitzer – Flaticon&lt;/a&gt;</text:p>
      <text:p text:style-name="P2">&lt;a href="https://www.flaticon.com/free-icons/exit-full-screen" title="exit full screen icons"&gt;Exit full screen icons created by logisstudio – Flaticon&lt;/a&gt;</text:p>
      <text:p text:style-name="P2">&lt;a href="https://www.flaticon.com/free-icons/crop" title="crop icons"&gt;Crop icons created by joalfa – Flaticon&lt;/a&gt;</text:p>
      <text:p text:style-name="P2"/>
      <text:p text:style-name="P2">&lt;a href="https://www.flaticon.com/free-icons/cropping" title="cropping icons"&gt;Cropping icons created by Freepik - Flaticon&lt;/a&gt;</text:p>
      <text:p text:style-name="P2"/>
      <text:p text:style-name="P2">&lt;a href="https://www.flaticon.com/free-icons/compare" title="compare icons"&gt;Compare icons created by Uniconlabs – Flaticon&lt;/a&gt;</text:p>
      <text:p text:style-name="P2"><text:soft-page-break/>&lt;a href="https://www.flaticon.com/fr/icones-gratuites/code" title="code icônes"&gt;Code icônes créées par Stockio – Flaticon&lt;/a&gt;</text:p>
      <text:p text:style-name="P2"/>
      <text:p text:style-name="P2">&lt;a href="https://www.flaticon.com/fr/icones-gratuites/fermer" title="fermer icônes"&gt;Fermer icônes créées par Stasy - Flaticon&lt;/a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7T09:22:35.472844390</meta:creation-date>
    <dc:date>2023-06-30T05:32:38.116372277</dc:date>
    <meta:editing-duration>PT2H1M29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2" meta:paragraph-count="20" meta:word-count="196" meta:character-count="2413" meta:non-whitespace-character-count="2221"/>
  </office:meta>
</office:document-meta>
</file>